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bottom" draw:auto-grow-height="fals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top" draw:auto-grow-height="false"/>
    </style:style>
    <style:style style:name="gr6" style:family="graphic" style:parent-style-name="standard">
      <style:graphic-properties draw:stroke="dash" draw:stroke-dash="Fine_20_Dashed" svg:stroke-color="#000000" draw:fill-color="#ffffff" draw:textarea-horizontal-align="justify" draw:textarea-vertical-align="top" draw:auto-grow-height="false"/>
    </style:style>
    <style:style style:name="gr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-33% 58%" fo:font-size="16pt" style:font-size-asian="16pt" style:font-size-complex="1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547cm" svg:height="1.016cm" svg:x="9.217cm" svg:y="5.489cm">
          <text:p text:style-name="P1"><text:span text:style-name="T1">&lt;task1, s1, 2cpu, 1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858cm" svg:height="3.302cm" svg:x="2.008cm" svg:y="1.024cm">
          <text:p text:style-name="P2">Framework 1 (R=3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096cm" svg:height="2.032cm" svg:x="2.362cm" svg:y="2.04cm">
          <text:p text:style-name="P2">FW Schedu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1.016cm" svg:x="2.362cm" svg:y="2.04cm">
          <text:p text:style-name="P2">Job 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1.016cm" svg:x="5.41cm" svg:y="2.04cm">
          <text:p text:style-name="P2">Job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88cm" svg:height="3.212cm" svg:x="0.508cm" svg:y="15.854cm">
          <text:p text:style-name="P2">Slave 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08cm" svg:height="1.981cm" svg:x="0.762cm" svg:y="16.87cm">
          <text:p text:style-name="P2">Executo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88cm" svg:height="0.857cm" svg:x="1.267cm" svg:y="17.781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88cm" svg:height="0.857cm" svg:x="3.555cm" svg:y="17.781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88cm" svg:height="3.212cm" svg:x="7.608cm" svg:y="15.854cm">
          <text:p text:style-name="P2">Slave 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08cm" svg:height="1.981cm" svg:x="7.862cm" svg:y="16.87cm">
          <text:p text:style-name="P2">Executo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88cm" svg:height="0.857cm" svg:x="8.367cm" svg:y="17.781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88cm" svg:height="0.857cm" svg:x="10.655cm" svg:y="17.781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88cm" svg:height="3.212cm" svg:x="14.732cm" svg:y="15.854cm">
          <text:p text:style-name="P2">Slave 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08cm" svg:height="1.981cm" svg:x="14.986cm" svg:y="16.87cm">
          <text:p text:style-name="P2">Executo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88cm" svg:height="0.857cm" svg:x="15.491cm" svg:y="17.781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88cm" svg:height="0.857cm" svg:x="17.779cm" svg:y="17.781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88cm" svg:height="3.212cm" svg:x="22.208cm" svg:y="15.854cm">
          <text:p text:style-name="P2">Slave 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08cm" svg:height="1.981cm" svg:x="22.462cm" svg:y="16.87cm">
          <text:p text:style-name="P2">Executo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88cm" svg:height="0.857cm" svg:x="22.867cm" svg:y="17.781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88cm" svg:height="0.857cm" svg:x="25.255cm" svg:y="17.781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3.302cm" svg:x="10.708cm" svg:y="1.024cm">
          <text:p text:style-name="P2">Framework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096cm" svg:height="2.032cm" svg:x="11.062cm" svg:y="2.04cm">
          <text:p text:style-name="P2">MPI Schedu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1.016cm" svg:x="11.062cm" svg:y="2.04cm">
          <text:p text:style-name="P2">Job 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48cm" svg:height="1.016cm" svg:x="14.11cm" svg:y="2.04cm">
          <text:p text:style-name="P2">Job 2</text:p>
          <draw:enhanced-geometry svg:viewBox="0 0 21600 21600" draw:type="rectangle" draw:enhanced-path="M 0 0 L 21600 0 21600 21600 0 21600 0 0 Z N"/>
        </draw:custom-shape>
        <draw:frame draw:style-name="gr8" draw:layer="layout" svg:width="1.812cm" svg:height="0.962cm" svg:x="20.696cm" svg:y="16.764cm">
          <draw:text-box>
            <text:p>…</text:p>
          </draw:text-box>
        </draw:frame>
        <draw:custom-shape draw:style-name="gr1" draw:text-style-name="P3" draw:layer="layout" svg:width="5.719cm" svg:height="1.016cm" svg:x="0.762cm" svg:y="11.389cm">
          <text:p text:style-name="P3"><text:span text:style-name="T1">&lt;s</text:span><text:span text:style-name="T2">1</text:span><text:span text:style-name="T1">, 4cpu, 4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7.884cm" svg:height="1.016cm" svg:x="8.118cm" svg:y="11.39cm">
          <text:p text:style-name="P1"><text:span text:style-name="T1">&lt;fw1, task1, 2cpu, 1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1.999cm" svg:height="0.999cm" svg:x="13.028cm" svg:y="10.0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2" draw:layer="layout" svg:width="0.2cm" svg:height="0.474cm" svg:x="7.028cm" svg:y="10.0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4" draw:layer="layout" svg:width="7.805cm" svg:height="1.016cm" svg:x="19.119cm" svg:y="11.391cm">
          <text:p text:style-name="P1"><text:span text:style-name="T1">&lt;fw3, task1, 2cpu, 1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2.794cm" svg:height="0.962cm" svg:x="9.438cm" svg:y="7.928cm">
          <draw:text-box>
            <text:p>...</text:p>
          </draw:text-box>
        </draw:frame>
        <draw:custom-shape draw:style-name="gr10" draw:text-style-name="P2" draw:layer="layout" svg:width="8.434cm" svg:height="2.57cm" svg:x="6.858cm" svg:y="7.336cm">
          <text:p text:style-name="P2"><text:s text:c="22"/>Control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16cm" svg:height="1.808cm" svg:x="8.02cm" svg:y="7.69cm">
          <text:p text:style-name="P2">Allocation</text:p>
          <text:p text:style-name="P2">module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0.2cm" svg:height="0.474cm" svg:x="13.628cm" svg:y="10.00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2.794cm" svg:height="0.962cm" svg:x="19.538cm" svg:y="7.928cm">
          <draw:text-box>
            <text:p>...</text:p>
          </draw:text-box>
        </draw:frame>
        <draw:custom-shape draw:style-name="gr10" draw:text-style-name="P2" draw:layer="layout" svg:width="8.434cm" svg:height="2.57cm" svg:x="16.958cm" svg:y="7.336cm">
          <text:p text:style-name="P2"><text:s text:c="32"/>Standby <text:s text:c="5"/></text:p>
          <text:p text:style-name="P2"><text:s text:c="26"/>Control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16cm" svg:height="1.808cm" svg:x="18.12cm" svg:y="7.69cm">
          <text:p text:style-name="P2">Allocation</text:p>
          <text:p text:style-name="P2">modul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302cm" svg:height="0.508cm" svg:x="14.478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2" draw:layer="layout" svg:x1="20.32cm" svg:y1="9.498cm" svg:x2="17.018cm" svg:y2="15.854cm">
          <text:p/>
        </draw:line>
        <draw:custom-shape draw:style-name="gr1" draw:text-style-name="P2" draw:layer="layout" svg:width="1.27cm" svg:height="1.27cm" svg:x="18.404cm" svg:y="11.25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98cm" svg:height="0.763cm" svg:x="15.192cm" svg:y="7.72cm">
          <draw:text-box>
            <text:p><text:span text:style-name="T3">RDMA</text:span></text:p>
          </draw:text-box>
        </draw:frame>
        <draw:line draw:style-name="gr12" draw:text-style-name="P2" draw:layer="layout" svg:x1="10.16cm" svg:y1="9.498cm" svg:x2="4.618cm" svg:y2="15.854cm">
          <text:p/>
        </draw:line>
        <draw:line draw:style-name="gr12" draw:text-style-name="P2" draw:layer="layout" svg:x1="3.302cm" svg:y1="15.854cm" svg:x2="8.89cm" svg:y2="9.498cm">
          <text:p/>
        </draw:line>
        <draw:custom-shape draw:style-name="gr1" draw:text-style-name="P2" draw:layer="layout" svg:width="1.27cm" svg:height="1.27cm" svg:x="7.403cm" svg:y="11.25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6.002cm" svg:y="11.25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032cm" svg:height="0.962cm" svg:x="25.854cm" svg:y="8.082cm">
          <draw:text-box>
            <text:p>...</text:p>
          </draw:text-box>
        </draw:frame>
        <draw:line draw:style-name="gr12" draw:text-style-name="P2" draw:layer="layout" svg:x1="7.918cm" svg:y1="4.326cm" svg:x2="10.204cm" svg:y2="7.69cm">
          <text:p/>
        </draw:line>
        <draw:line draw:style-name="gr12" draw:text-style-name="P2" draw:layer="layout" svg:x1="9.004cm" svg:y1="7.69cm" svg:x2="6.718cm" svg:y2="4.326cm">
          <text:p/>
        </draw:line>
        <draw:custom-shape draw:style-name="gr1" draw:text-style-name="P2" draw:layer="layout" svg:width="1.27cm" svg:height="1.27cm" svg:x="8.482cm" svg:y="5.38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7.228cm" svg:height="1.016cm" svg:x="0.254cm" svg:y="5.49cm">
          <text:p text:style-name="P3"><text:span text:style-name="T1">&lt;12cpu / R, 12gb / R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1.27cm" svg:x="7.081cm" svg:y="5.38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8:56:18.086465240</meta:creation-date>
    <dc:date>2016-05-23T02:43:21.629698293</dc:date>
    <meta:editing-duration>PT2H5M23S</meta:editing-duration>
    <meta:editing-cycles>59</meta:editing-cycles>
    <meta:generator>LibreOffice/4.2.8.2$Linux_X86_64 LibreOffice_project/420m0$Build-2</meta:generator>
    <meta:document-statistic meta:object-count="75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